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26.45pt" svg:height="543.6pt" svg:x="347.3pt" svg:y="42.92pt">
            <loext:p draw:notify-on-update-of-ranges="Sheet1.A2:Sheet1.A8 Sheet1.B2:Sheet1.B8 Sheet1.D2:Sheet1.D8 Sheet1.E2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pinlock</text:p>
          </table:table-cell>
          <table:table-cell table:number-columns-repeated="2"/>
          <table:table-cell office:value-type="string" calcext:value-type="string">
            <text:p>mute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2743" calcext:value-type="float">
            <text:p>10512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120375" calcext:value-type="float">
            <text:p>16120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61708" calcext:value-type="float">
            <text:p>21061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60074" calcext:value-type="float">
            <text:p>14960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518235" calcext:value-type="float">
            <text:p>365182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784540" calcext:value-type="float">
            <text:p>427845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740178" calcext:value-type="float">
            <text:p>66740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1790174" calcext:value-type="float">
            <text:p>91790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319543" calcext:value-type="float">
            <text:p>1193195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6613762" calcext:value-type="float">
            <text:p>106613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4830978" calcext:value-type="float">
            <text:p>1948309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0691194" calcext:value-type="float">
            <text:p>1106911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6751759" calcext:value-type="float">
            <text:p>3967517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0848024" calcext:value-type="float">
            <text:p>110848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6020610" calcext:value-type="float">
            <text:p>7360206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1904524" calcext:value-type="float">
            <text:p>111904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07:51.471536639</meta:creation-date>
    <dc:date>2016-10-19T12:20:09.184495699</dc:date>
    <meta:editing-duration>PT1M47S</meta:editing-duration>
    <meta:editing-cycles>1</meta:editing-cycles>
    <meta:document-statistic meta:table-count="1" meta:cell-count="34" meta:object-count="1"/>
    <meta:generator>LibreOffice/5.1.5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84cm" svg:height="19.178cm" xlink:href=".." xlink:type="simple" chart:class="chart:scatter" chart:style-name="ch1">
        <chart:legend chart:legend-position="end" svg:x="29.832cm" svg:y="9.041cm" style:legend-expansion="high" chart:style-name="ch2"/>
        <chart:plot-area chart:style-name="ch3" table:cell-range-address="Sheet1.A2:Sheet1.B8 Sheet1.E2:Sheet1.E8" svg:x="0.653cm" svg:y="0.383cm" svg:width="28.526cm" svg:height="18.412cm">
          <chartooo:coordinate-region svg:x="2.571cm" svg:y="0.582cm" svg:width="26.421cm" svg:height="17.5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class="chart:scatter">
            <chart:domain table:cell-range-address="Sheet1.D2:Sheet1.D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0512743">
                <text:p>10512743</text:p>
                <draw:g>
                  <svg:desc>Sheet1.B2:Sheet1.B8</svg:desc>
                </draw:g>
              </table:table-cell>
              <table:table-cell office:value-type="float" office:value="1">
                <text:p>1</text:p>
                <draw:g>
                  <svg:desc>Sheet1.D2:Sheet1.D8</svg:desc>
                </draw:g>
              </table:table-cell>
              <table:table-cell office:value-type="float" office:value="16120375">
                <text:p>16120375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061708">
                <text:p>21061708</text:p>
              </table:table-cell>
              <table:table-cell office:value-type="float" office:value="2">
                <text:p>2</text:p>
              </table:table-cell>
              <table:table-cell office:value-type="float" office:value="14960074">
                <text:p>14960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6518235">
                <text:p>36518235</text:p>
              </table:table-cell>
              <table:table-cell office:value-type="float" office:value="4">
                <text:p>4</text:p>
              </table:table-cell>
              <table:table-cell office:value-type="float" office:value="42784540">
                <text:p>42784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6740178">
                <text:p>66740178</text:p>
              </table:table-cell>
              <table:table-cell office:value-type="float" office:value="8">
                <text:p>8</text:p>
              </table:table-cell>
              <table:table-cell office:value-type="float" office:value="91790174">
                <text:p>91790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9319543">
                <text:p>119319543</text:p>
              </table:table-cell>
              <table:table-cell office:value-type="float" office:value="16">
                <text:p>16</text:p>
              </table:table-cell>
              <table:table-cell office:value-type="float" office:value="106613762">
                <text:p>106613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4830978">
                <text:p>194830978</text:p>
              </table:table-cell>
              <table:table-cell office:value-type="float" office:value="32">
                <text:p>32</text:p>
              </table:table-cell>
              <table:table-cell office:value-type="float" office:value="110691194">
                <text:p>11069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96751759">
                <text:p>396751759</text:p>
              </table:table-cell>
              <table:table-cell office:value-type="float" office:value="64">
                <text:p>64</text:p>
              </table:table-cell>
              <table:table-cell office:value-type="float" office:value="110848024">
                <text:p>110848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